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start" style:justify-single-word="false"/>
      <style:text-properties style:font-name="Liberation Sans" fo:font-size="12pt" fo:font-style="normal" fo:font-weight="normal" officeooo:rsid="0043aa59" officeooo:paragraph-rsid="0012b325" style:font-size-asian="12pt" style:font-style-asian="normal" style:font-weight-asian="normal" style:font-size-complex="12pt" style:font-style-complex="normal" style:font-weight-complex="normal"/>
    </style:style>
    <style:style style:name="P2" style:family="paragraph" style:parent-style-name="Text_20_body">
      <style:paragraph-properties fo:line-height="100%" fo:text-align="start" style:justify-single-word="false"/>
      <style:text-properties style:font-name="Liberation Sans" fo:font-size="12pt" fo:font-style="normal" fo:font-weight="normal" officeooo:rsid="0033a935" officeooo:paragraph-rsid="0012b325" style:font-size-asian="12pt" style:font-style-asian="normal" style:font-weight-asian="normal" style:font-size-complex="12pt" style:font-style-complex="normal" style:font-weight-complex="normal"/>
    </style:style>
    <style:style style:name="P3" style:family="paragraph" style:parent-style-name="Text_20_body">
      <style:paragraph-properties fo:line-height="100%" fo:text-align="start" style:justify-single-word="false"/>
      <style:text-properties style:font-name="Liberation Sans" fo:font-size="12pt" fo:font-style="normal" fo:font-weight="normal" officeooo:rsid="0039381c" officeooo:paragraph-rsid="0012b325" style:font-size-asian="12pt" style:font-style-asian="normal" style:font-weight-asian="normal" style:font-size-complex="12pt" style:font-style-complex="normal" style:font-weight-complex="normal"/>
    </style:style>
    <style:style style:name="P4" style:family="paragraph" style:parent-style-name="Text_20_body">
      <style:paragraph-properties fo:line-height="100%" fo:text-align="start" style:justify-single-word="false"/>
      <style:text-properties style:font-name="Liberation Sans" fo:font-size="12pt" fo:font-style="normal" fo:font-weight="normal" officeooo:rsid="003102e0" officeooo:paragraph-rsid="0012b325" style:font-size-asian="12pt" style:font-style-asian="normal" style:font-weight-asian="normal" style:font-size-complex="12pt" style:font-style-complex="normal" style:font-weight-complex="normal"/>
    </style:style>
    <style:style style:name="P5" style:family="paragraph" style:parent-style-name="Text_20_body">
      <style:paragraph-properties fo:line-height="100%" fo:text-align="start" style:justify-single-word="false"/>
      <style:text-properties style:font-name="Liberation Sans" fo:font-size="12pt" fo:font-style="normal" fo:font-weight="normal" officeooo:rsid="001a1605" officeooo:paragraph-rsid="0012b325" style:font-size-asian="12pt" style:font-style-asian="normal" style:font-weight-asian="normal" style:font-size-complex="12pt" style:font-style-complex="normal" style:font-weight-complex="normal"/>
    </style:style>
    <style:style style:name="P6" style:family="paragraph" style:parent-style-name="Text_20_body">
      <style:paragraph-properties fo:line-height="100%" fo:text-align="start" style:justify-single-word="false"/>
      <style:text-properties style:font-name="Liberation Sans" fo:font-size="12pt" fo:font-style="normal" fo:font-weight="normal" officeooo:rsid="0036a586" officeooo:paragraph-rsid="0012b325" style:font-size-asian="12pt" style:font-style-asian="normal" style:font-weight-asian="normal" style:font-size-complex="12pt" style:font-style-complex="normal" style:font-weight-complex="normal"/>
    </style:style>
    <style:style style:name="P7" style:family="paragraph" style:parent-style-name="Text_20_body">
      <style:paragraph-properties fo:line-height="100%" fo:text-align="start" style:justify-single-word="false"/>
      <style:text-properties style:font-name="Liberation Sans" fo:font-size="12pt" fo:font-style="normal" fo:font-weight="normal" officeooo:rsid="003bfc4c" officeooo:paragraph-rsid="0012b325" style:font-size-asian="12pt" style:font-style-asian="normal" style:font-weight-asian="normal" style:font-size-complex="12pt" style:font-style-complex="normal" style:font-weight-complex="normal"/>
    </style:style>
    <style:style style:name="P8" style:family="paragraph" style:parent-style-name="Text_20_body">
      <style:paragraph-properties fo:line-height="100%" fo:text-align="start" style:justify-single-word="false"/>
      <style:text-properties style:font-name="Liberation Sans" fo:font-size="12pt" fo:font-style="normal" fo:font-weight="normal" officeooo:rsid="003b6b54" officeooo:paragraph-rsid="0012b325" style:font-size-asian="12pt" style:font-style-asian="normal" style:font-weight-asian="normal" style:font-size-complex="12pt" style:font-style-complex="normal" style:font-weight-complex="normal"/>
    </style:style>
    <style:style style:name="P9" style:family="paragraph" style:parent-style-name="Text_20_body">
      <style:paragraph-properties fo:line-height="100%" fo:text-align="start" style:justify-single-word="false"/>
      <style:text-properties style:font-name="Liberation Sans" fo:font-size="12pt" fo:font-style="normal" fo:font-weight="normal" officeooo:rsid="00417129" officeooo:paragraph-rsid="0012b325" style:font-size-asian="12pt" style:font-style-asian="normal" style:font-weight-asian="normal" style:font-size-complex="12pt" style:font-style-complex="normal" style:font-weight-complex="normal"/>
    </style:style>
    <style:style style:name="P10" style:family="paragraph" style:parent-style-name="Text_20_body">
      <style:paragraph-properties fo:line-height="100%" fo:text-align="start" style:justify-single-word="false"/>
      <style:text-properties style:font-name="Liberation Sans" fo:font-size="12pt" fo:font-style="normal" fo:font-weight="normal" officeooo:rsid="00428202" officeooo:paragraph-rsid="0012b325" style:font-size-asian="12pt" style:font-style-asian="normal" style:font-weight-asian="normal" style:font-size-complex="12pt" style:font-style-complex="normal" style:font-weight-complex="normal"/>
    </style:style>
    <style:style style:name="P11" style:family="paragraph" style:parent-style-name="Text_20_body">
      <style:paragraph-properties fo:line-height="100%" fo:text-align="start" style:justify-single-word="false"/>
      <style:text-properties style:font-name="Liberation Sans" fo:font-size="12pt" fo:font-style="normal" fo:font-weight="normal" officeooo:rsid="0052979f" officeooo:paragraph-rsid="0012b325" style:font-size-asian="12pt" style:font-style-asian="normal" style:font-weight-asian="normal" style:font-size-complex="12pt" style:font-style-complex="normal" style:font-weight-complex="normal"/>
    </style:style>
    <style:style style:name="P12" style:family="paragraph" style:parent-style-name="Text_20_body">
      <style:paragraph-properties fo:line-height="100%" fo:text-align="start" style:justify-single-word="false"/>
      <style:text-properties style:font-name="Liberation Sans" fo:font-size="12pt" fo:font-style="normal" fo:font-weight="normal" officeooo:rsid="00467148" officeooo:paragraph-rsid="0012b325" style:font-size-asian="12pt" style:font-style-asian="normal" style:font-weight-asian="normal" style:font-size-complex="12pt" style:font-style-complex="normal" style:font-weight-complex="normal"/>
    </style:style>
    <style:style style:name="P13" style:family="paragraph" style:parent-style-name="Text_20_body">
      <style:paragraph-properties fo:line-height="100%" fo:text-align="start" style:justify-single-word="false"/>
      <style:text-properties style:font-name="Liberation Sans" fo:font-size="12pt" fo:font-style="normal" fo:font-weight="normal" officeooo:rsid="001316a7" officeooo:paragraph-rsid="001316a7"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00%" fo:text-align="start" style:justify-single-word="false"/>
      <style:text-properties style:font-name="Liberation Sans" fo:font-size="12pt" fo:font-style="normal" fo:font-weight="bold" officeooo:rsid="003b6b54" officeooo:paragraph-rsid="0012b325" style:font-size-asian="12pt" style:font-style-asian="normal" style:font-weight-asian="bold" style:font-size-complex="12pt" style:font-style-complex="normal" style:font-weight-complex="bold"/>
    </style:style>
    <style:style style:name="P15" style:family="paragraph" style:parent-style-name="Text_20_body">
      <style:paragraph-properties fo:line-height="100%" fo:text-align="start" style:justify-single-word="false"/>
      <style:text-properties style:font-name="Liberation Sans" fo:font-size="12pt" fo:font-style="normal" fo:font-weight="bold" officeooo:rsid="004099d7" officeooo:paragraph-rsid="0012b325" style:font-size-asian="12pt" style:font-style-asian="normal" style:font-weight-asian="bold" style:font-size-complex="12pt" style:font-style-complex="normal" style:font-weight-complex="bold"/>
    </style:style>
    <style:style style:name="P16" style:family="paragraph" style:parent-style-name="Text_20_body">
      <style:paragraph-properties fo:line-height="100%" fo:text-align="start" style:justify-single-word="false"/>
      <style:text-properties style:font-name="Liberation Sans" fo:font-size="12pt" fo:font-style="normal" fo:font-weight="bold" officeooo:rsid="0051a18f" officeooo:paragraph-rsid="0012b325" style:font-size-asian="12pt" style:font-style-asian="normal" style:font-weight-asian="bold" style:font-size-complex="12pt" style:font-style-complex="normal" style:font-weight-complex="bold"/>
    </style:style>
    <style:style style:name="P17" style:family="paragraph" style:parent-style-name="Text_20_body">
      <style:paragraph-properties fo:line-height="100%" fo:text-align="start" style:justify-single-word="false"/>
      <style:text-properties style:font-name="Liberation Sans" fo:font-size="12pt" fo:font-style="normal" fo:font-weight="bold" officeooo:rsid="0043b943" officeooo:paragraph-rsid="0012b325" style:font-size-asian="12pt" style:font-style-asian="normal" style:font-weight-asian="bold" style:font-size-complex="12pt" style:font-style-complex="normal" style:font-weight-complex="bold"/>
    </style:style>
    <style:style style:name="P18" style:family="paragraph" style:parent-style-name="Text_20_body">
      <style:paragraph-properties fo:line-height="100%" fo:text-align="start" style:justify-single-word="false"/>
      <style:text-properties style:font-name="Liberation Sans" fo:font-size="12pt" fo:font-style="normal" fo:font-weight="bold" officeooo:rsid="001316a7" officeooo:paragraph-rsid="001316a7" style:font-size-asian="12pt" style:font-style-asian="normal" style:font-weight-asian="bold" style:font-size-complex="12pt" style:font-style-complex="normal" style:font-weight-complex="bold"/>
    </style:style>
    <style:style style:name="P19" style:family="paragraph" style:parent-style-name="Text_20_body">
      <style:paragraph-properties fo:line-height="100%" fo:text-align="start" style:justify-single-word="false"/>
      <style:text-properties style:font-name="Liberation Sans" fo:font-size="12pt" fo:font-weight="bold" officeooo:rsid="003102e0" officeooo:paragraph-rsid="0012b325" style:font-size-asian="12pt" style:font-weight-asian="bold" style:font-size-complex="12pt" style:font-weight-complex="bold"/>
    </style:style>
    <style:style style:name="P20" style:family="paragraph" style:parent-style-name="Text_20_body">
      <style:paragraph-properties fo:line-height="100%" fo:text-align="start" style:justify-single-word="false"/>
      <style:text-properties style:font-name="Liberation Sans" fo:font-size="12pt" fo:font-weight="bold" officeooo:rsid="0035aeec" officeooo:paragraph-rsid="0012b325" style:font-size-asian="12pt" style:font-weight-asian="bold" style:font-size-complex="12pt" style:font-weight-complex="bold"/>
    </style:style>
    <style:style style:name="P21" style:family="paragraph" style:parent-style-name="Text_20_body">
      <style:paragraph-properties fo:line-height="100%" fo:text-align="start" style:justify-single-word="false"/>
      <style:text-properties style:font-name="Liberation Sans" fo:font-size="12pt" fo:font-style="italic" fo:font-weight="normal" officeooo:rsid="0036a586" officeooo:paragraph-rsid="0012b325" style:font-size-asian="12pt" style:font-style-asian="italic" style:font-weight-asian="normal" style:font-size-complex="12pt" style:font-style-complex="italic" style:font-weight-complex="normal"/>
    </style:style>
    <style:style style:name="P22" style:family="paragraph" style:parent-style-name="Text_20_body">
      <style:paragraph-properties fo:line-height="100%" fo:text-align="start" style:justify-single-word="false"/>
      <style:text-properties style:font-name="Liberation Sans" fo:font-size="12pt" fo:font-style="italic" fo:font-weight="normal" officeooo:rsid="003b6b54" officeooo:paragraph-rsid="0012b325" style:font-size-asian="12pt" style:font-style-asian="italic" style:font-weight-asian="normal" style:font-size-complex="12pt" style:font-style-complex="italic" style:font-weight-complex="normal"/>
    </style:style>
    <style:style style:name="P23" style:family="paragraph" style:parent-style-name="Text_20_body">
      <style:paragraph-properties fo:line-height="100%" fo:text-align="start" style:justify-single-word="false"/>
      <style:text-properties style:font-name="Liberation Sans" fo:font-size="12pt" fo:font-style="italic" fo:font-weight="normal" officeooo:rsid="00417129" officeooo:paragraph-rsid="0012b325" style:font-size-asian="12pt" style:font-style-asian="italic" style:font-weight-asian="normal" style:font-size-complex="12pt" style:font-style-complex="italic" style:font-weight-complex="normal"/>
    </style:style>
    <style:style style:name="P24" style:family="paragraph" style:parent-style-name="Text_20_body">
      <style:paragraph-properties fo:line-height="100%" fo:text-align="start" style:justify-single-word="false"/>
      <style:text-properties style:font-name="Liberation Sans" fo:font-size="12pt" fo:font-style="italic" fo:font-weight="normal" officeooo:rsid="0043aa59" officeooo:paragraph-rsid="0012b325" style:font-size-asian="12pt" style:font-style-asian="italic" style:font-weight-asian="normal" style:font-size-complex="12pt" style:font-style-complex="italic" style:font-weight-complex="normal"/>
    </style:style>
    <style:style style:name="P25" style:family="paragraph" style:parent-style-name="Text_20_body">
      <style:paragraph-properties fo:line-height="100%" fo:text-align="start" style:justify-single-word="false"/>
      <style:text-properties style:font-name="Liberation Sans" fo:font-size="12pt" fo:font-style="italic" fo:font-weight="normal" officeooo:rsid="0052979f" officeooo:paragraph-rsid="0012b325" style:font-size-asian="12pt" style:font-style-asian="italic" style:font-weight-asian="normal" style:font-size-complex="12pt" style:font-style-complex="italic" style:font-weight-complex="normal"/>
    </style:style>
    <style:style style:name="P26" style:family="paragraph" style:parent-style-name="Text_20_body">
      <style:paragraph-properties fo:line-height="100%" fo:text-align="start" style:justify-single-word="false"/>
      <style:text-properties style:font-name="Liberation Sans" fo:font-size="12pt" fo:font-style="italic" fo:font-weight="normal" officeooo:rsid="001316a7" officeooo:paragraph-rsid="001316a7" style:font-size-asian="12pt" style:font-style-asian="italic" style:font-weight-asian="normal" style:font-size-complex="12pt" style:font-style-complex="italic" style:font-weight-complex="normal"/>
    </style:style>
    <style:style style:name="P27" style:family="paragraph" style:parent-style-name="Text_20_body">
      <style:paragraph-properties fo:line-height="100%" fo:text-align="start" style:justify-single-word="false"/>
      <style:text-properties style:font-name="Liberation Sans" fo:font-size="12pt" fo:font-weight="normal" officeooo:rsid="003102e0" officeooo:paragraph-rsid="0012b325" style:font-size-asian="12pt" style:font-weight-asian="normal" style:font-size-complex="12pt" style:font-weight-complex="normal"/>
    </style:style>
    <style:style style:name="P28" style:family="paragraph" style:parent-style-name="Text_20_body">
      <style:paragraph-properties fo:line-height="100%" fo:text-align="start" style:justify-single-word="false"/>
      <style:text-properties style:font-name="Liberation Sans" fo:font-size="12pt" fo:font-weight="normal" officeooo:rsid="00324e64" officeooo:paragraph-rsid="0012b325" style:font-size-asian="12pt" style:font-weight-asian="normal" style:font-size-complex="12pt" style:font-weight-complex="normal"/>
    </style:style>
    <style:style style:name="P29" style:family="paragraph" style:parent-style-name="Text_20_body">
      <style:paragraph-properties fo:line-height="100%" fo:text-align="start" style:justify-single-word="false"/>
      <style:text-properties style:font-name="Liberation Sans" fo:font-size="12pt" fo:font-weight="normal" officeooo:rsid="0035aeec" officeooo:paragraph-rsid="0012b325" style:font-size-asian="12pt" style:font-weight-asian="normal" style:font-size-complex="12pt" style:font-weight-complex="normal"/>
    </style:style>
    <style:style style:name="P30" style:family="paragraph" style:parent-style-name="Text_20_body">
      <style:paragraph-properties fo:line-height="100%" fo:text-align="start" style:justify-single-word="false"/>
      <style:text-properties style:font-name="Liberation Sans" fo:font-size="12pt" fo:font-weight="normal" officeooo:rsid="0036a586" officeooo:paragraph-rsid="0012b325" style:font-size-asian="12pt" style:font-weight-asian="normal" style:font-size-complex="12pt" style:font-weight-complex="normal"/>
    </style:style>
    <style:style style:name="P31" style:family="paragraph" style:parent-style-name="Text_20_body">
      <style:paragraph-properties fo:line-height="100%" fo:text-align="start" style:justify-single-word="false"/>
      <style:text-properties style:font-name="Liberation Sans" fo:font-size="12pt" officeooo:rsid="0036a586" officeooo:paragraph-rsid="0012b325" style:font-size-asian="12pt" style:font-size-complex="12pt"/>
    </style:style>
    <style:style style:name="P32" style:family="paragraph" style:parent-style-name="Text_20_body">
      <style:paragraph-properties fo:line-height="100%" fo:text-align="start" style:justify-single-word="false"/>
      <style:text-properties officeooo:paragraph-rsid="0012b325"/>
    </style:style>
    <style:style style:name="P33" style:family="paragraph" style:parent-style-name="Text_20_body">
      <style:paragraph-properties fo:line-height="100%" fo:text-align="start" style:justify-single-word="false"/>
      <style:text-properties officeooo:rsid="0054c3c3" officeooo:paragraph-rsid="0012b325"/>
    </style:style>
    <style:style style:name="P34" style:family="paragraph" style:parent-style-name="Standard">
      <style:paragraph-properties fo:line-height="100%" fo:text-align="center" style:justify-single-word="false"/>
      <style:text-properties style:font-name="Liberation Sans" fo:font-size="16pt" officeooo:rsid="0018b8f6" officeooo:paragraph-rsid="0012b325" style:font-size-asian="14pt" style:font-size-complex="16pt"/>
    </style:style>
    <style:style style:name="P35" style:family="paragraph" style:parent-style-name="Standard">
      <style:paragraph-properties fo:text-align="center" style:justify-single-word="false"/>
      <style:text-properties style:font-name="Liberation Sans" fo:font-size="16pt" officeooo:rsid="0018b8f6" officeooo:paragraph-rsid="0012b325" style:font-size-asian="16pt" style:font-size-complex="16pt"/>
    </style:style>
    <style:style style:name="P36" style:family="paragraph" style:parent-style-name="Standard">
      <style:paragraph-properties fo:text-align="center" style:justify-single-word="false"/>
      <style:text-properties fo:font-size="16pt" officeooo:paragraph-rsid="0012b325" style:font-size-asian="16pt" style:font-size-complex="16pt"/>
    </style:style>
    <style:style style:name="P37" style:family="paragraph" style:parent-style-name="Text_20_body">
      <style:paragraph-properties fo:line-height="100%" fo:text-align="start" style:justify-single-word="false"/>
      <style:text-properties style:font-name="Liberation Sans" fo:font-size="12pt" fo:font-style="normal" fo:font-weight="normal" officeooo:rsid="001316a7" officeooo:paragraph-rsid="001316a7" style:font-size-asian="12pt" style:font-style-asian="normal" style:font-weight-asian="normal" style:font-size-complex="12pt" style:font-style-complex="normal" style:font-weight-complex="normal"/>
    </style:style>
    <style:style style:name="T1" style:family="text">
      <style:text-properties style:font-name="Liberation Sans" officeooo:rsid="0012b325"/>
    </style:style>
    <style:style style:name="T2" style:family="text">
      <style:text-properties style:font-name="Liberation Sans" officeooo:rsid="0018b8f6"/>
    </style:style>
    <style:style style:name="T3"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51a18f" style:font-size-asian="12pt" style:font-style-asian="normal" style:font-weight-asian="normal" style:font-size-complex="12pt" style:font-style-complex="normal" style:font-weight-complex="normal"/>
    </style:style>
    <style:style style:name="T5" style:family="text">
      <style:text-properties style:font-name="Liberation Sans" fo:font-size="12pt" fo:font-style="normal" fo:font-weight="normal" officeooo:rsid="0054c3c3" style:font-size-asian="12pt" style:font-style-asian="normal" style:font-weight-asian="normal" style:font-size-complex="12pt" style:font-style-complex="normal" style:font-weight-complex="normal"/>
    </style:style>
    <style:style style:name="T6" style:family="text">
      <style:text-properties style:font-name="Liberation Sans" fo:font-size="12pt" fo:font-style="normal" fo:font-weight="normal" officeooo:rsid="0052979f" style:font-size-asian="12pt" style:font-style-asian="normal" style:font-weight-asian="normal" style:font-size-complex="12pt" style:font-style-complex="normal" style:font-weight-complex="normal"/>
    </style:style>
    <style:style style:name="T7"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Liberation Sans" fo:font-size="12pt" fo:font-style="italic" fo:font-weight="normal" officeooo:rsid="0052979f" style:font-size-asian="12pt" style:font-style-asian="italic" style:font-weight-asian="normal" style:font-size-complex="12pt" style:font-style-complex="italic" style:font-weight-complex="normal"/>
    </style:style>
    <style:style style:name="T9" style:family="text">
      <style:text-properties officeooo:rsid="00348bce"/>
    </style:style>
    <style:style style:name="T10" style:family="text">
      <style:text-properties officeooo:rsid="0031d49b"/>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3a935" style:font-style-asian="normal" style:font-style-complex="normal"/>
    </style:style>
    <style:style style:name="T14" style:family="text">
      <style:text-properties fo:font-style="normal" officeooo:rsid="00348bce" style:font-style-asian="normal" style:font-style-complex="normal"/>
    </style:style>
    <style:style style:name="T15" style:family="text">
      <style:text-properties fo:font-style="normal" officeooo:rsid="003887f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a0460" style:font-style-asian="normal" style:font-weight-asian="normal" style:font-style-complex="normal" style:font-weight-complex="normal"/>
    </style:style>
    <style:style style:name="T18" style:family="text">
      <style:text-properties fo:font-style="normal" fo:font-weight="normal" officeooo:rsid="004b167d" style:font-style-asian="normal" style:font-weight-asian="normal" style:font-style-complex="normal" style:font-weight-complex="normal"/>
    </style:style>
    <style:style style:name="T19" style:family="text">
      <style:text-properties fo:font-style="normal" fo:font-weight="normal" officeooo:rsid="004e0e49" style:font-style-asian="normal" style:font-weight-asian="normal" style:font-style-complex="normal" style:font-weight-complex="normal"/>
    </style:style>
    <style:style style:name="T20" style:family="text">
      <style:text-properties fo:font-style="normal" fo:font-weight="normal" officeooo:rsid="004baabd" style:font-style-asian="normal" style:font-weight-asian="normal" style:font-style-complex="normal" style:font-weight-complex="normal"/>
    </style:style>
    <style:style style:name="T21" style:family="text">
      <style:text-properties officeooo:rsid="003a0460"/>
    </style:style>
    <style:style style:name="T22" style:family="text">
      <style:text-properties officeooo:rsid="0036a586"/>
    </style:style>
    <style:style style:name="T23" style:family="text">
      <style:text-properties officeooo:rsid="00400e23"/>
    </style:style>
    <style:style style:name="T24" style:family="text">
      <style:text-properties officeooo:rsid="005a7eca"/>
    </style:style>
    <style:style style:name="T25" style:family="text">
      <style:text-properties officeooo:rsid="005494fc"/>
    </style:style>
    <style:style style:name="T26" style:family="text">
      <style:text-properties officeooo:rsid="00428202"/>
    </style:style>
    <style:style style:name="T27" style:family="text">
      <style:text-properties officeooo:rsid="0043aa59"/>
    </style:style>
    <style:style style:name="T28" style:family="text">
      <style:text-properties officeooo:rsid="005c59c8"/>
    </style:style>
    <style:style style:name="T29" style:family="text">
      <style:text-properties officeooo:rsid="005777b1"/>
    </style:style>
    <style:style style:name="T30" style:family="text">
      <style:text-properties officeooo:rsid="00563bb1"/>
    </style:style>
    <style:style style:name="T31" style:family="text">
      <style:text-properties officeooo:rsid="005647f3"/>
    </style:style>
    <style:style style:name="T32" style:family="text">
      <style:text-properties style:text-outline="false" style:text-line-through-style="none" style:text-line-through-type="none" style:font-name="Liberation Sans1" fo:font-size="10pt" fo:font-style="italic" fo:text-shadow="none" style:text-underline-style="none" fo:font-weight="bold" style:font-size-asian="10pt" style:font-style-asian="italic" style:font-weight-asian="bold" style:font-style-complex="italic" style:text-emphasize="none"/>
    </style:style>
    <style:style style:name="T33" style:family="text">
      <style:text-properties style:text-outline="false" style:text-line-through-style="none" style:text-line-through-type="none" style:font-name="Liberation Sans1" fo:font-size="10pt" fo:font-style="italic" fo:text-shadow="none" style:text-underline-style="none" fo:font-weight="bold" officeooo:rsid="00538054" style:font-size-asian="10pt" style:font-style-asian="italic" style:font-weight-asian="bold" style:font-style-complex="italic"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Non Linear </text:span><text:span text:style-name="T2">Algorithms Descriptions</text:span></text:p>
      <text:p text:style-name="P35"/>
      <text:p text:style-name="P35"/>
      <text:p text:style-name="P34"/>
      <text:p text:style-name="P19">Decision Tree <text:span text:style-name="T9">ou CART</text:span></text:p>
      <text:p text:style-name="P21">Apprentissage</text:p>
      <text:p text:style-name="P27">Le but de cet algorithme est de split les données <text:span text:style-name="T10">de façon binaire </text:span>en fonction de leur appartenance à une classe. Pour cela on va chercher a split à des points le<text:span text:style-name="T9">s</text:span> plus cost effective possible en calculant le <text:span text:style-name="T11">Gini index </text:span><text:span text:style-name="T12">pour chaque point sur le graphique</text:span></text:p>
      <text:p text:style-name="P2">Celui qui se rapproche le plus de 0.0 est alors retenu comme étant le best split point.</text:p>
      <text:p text:style-name="P28"><text:span text:style-name="T13">Tous les Gini Index sont trouvé quand</text:span><text:span text:style-name="T12"> chaque input </text:span><text:span text:style-name="T13">est</text:span><text:span text:style-name="T12"> bien découpé dans des </text:span><text:span text:style-name="T14">cad</text:span><text:span text:style-name="T15">r</text:span><text:span text:style-name="T14">es</text:span><text:span text:style-name="T12"> correspondant à une seule et unique classe.</text:span></text:p>
      <text:p text:style-name="P21">Prédiction</text:p>
      <text:p text:style-name="P2">A partir de ce moment pour la prédiction, il suffit de passer chaque input inconnu dans l’arbre pour qu’on puisse le classifier.</text:p>
      <text:p text:style-name="P3">C’est algorithme est très attirant car on peut très clairement comprendre pourquoi un input inconnu a été prédit. </text:p>
      <text:p text:style-name="P4">Voir le spreadsheet CART pour comprendre comment s’effectue l’opération</text:p>
      <text:p text:style-name="P4"/>
      <text:p text:style-name="P20">Naive Bayes</text:p>
      <text:p text:style-name="P21">Apprentissage</text:p>
      <text:p text:style-name="P29">L’idée est de calculer les probabilités d’existence de chaque classe, puis de calculer les probabilités d’appartenance de chaque type d’entrées pour chaque classe.</text:p>
      <text:p text:style-name="P21">Prédiction</text:p>
      <text:p text:style-name="P29">Une fois qu’on a calculer ces 2 variables , <text:span text:style-name="T21">on peut ensuite à</text:span> l’aide du theoreme de Bayes <text:s/>calculer pour chaque chaque classe en comprenant <text:span text:style-name="T21">c</text:span>haque <text:span text:style-name="T21">X</text:span> dans la fonction, la probabilité que la ligne appartienne à cette classe.</text:p>
      <text:p text:style-name="P29">Une fois toutes les probabilités de chaque classe calculé pour une même ligne, on prédit la plus grande valeur <text:span text:style-name="T21">obtenu.</text:span></text:p>
      <text:p text:style-name="P5"/>
      <text:p text:style-name="P20"><text:span text:style-name="T22">Gaussian </text:span>Naive Bayes</text:p>
      <text:p text:style-name="P30">Le principe est le même que Naive Bayes, sauf que celui-ci est spécifique à l’utilisation de données réelles</text:p>
      <text:p text:style-name="P21">Apprentissage</text:p>
      <text:p text:style-name="P30">Pour cela nous aurons besoin de calculer la moyenne et la standard déviation de chaque <text:span text:style-name="T21">X.</text:span></text:p>
      <text:p text:style-name="P21">Prédiction</text:p>
      <text:p text:style-name="P30"><text:soft-page-break/>Une fois que nous avons ses valeurs nous allons utiliser la Gaussian Probability Density Function, qui va nous permettre de calculer la probabilité d’un <text:span text:style-name="T21">X </text:span>d’appartenir à une classe <text:span text:style-name="T21">P</text:span>DF(X^nb x|class=k^ nb k)</text:p>
      <text:p text:style-name="P31"><text:span text:style-name="T17">Une </text:span><text:span text:style-name="T18">fois</text:span><text:span text:style-name="T17"> tous les PDF calculé, o</text:span><text:span text:style-name="T16">n peut passer à l’étape suivant</text:span><text:span text:style-name="T17">e</text:span><text:span text:style-name="T16"> qui est l’application du </text:span><text:span text:style-name="T19">théorème</text:span><text:span text:style-name="T16"> de Bayes. </text:span><text:span text:style-name="T17">Le théorème </text:span><text:span text:style-name="T16">va chercher en multipliant chaque PDF d’une m</text:span><text:span text:style-name="T20">ê</text:span><text:span text:style-name="T16">me row, et pour chaque classe</text:span><text:span text:style-name="T17"> </text:span><text:span text:style-name="T16">en sélectionnant la valeur la plus élevée de prédire à quelle classe la row appartient.</text:span></text:p>
      <text:p text:style-name="P6"/>
      <text:p text:style-name="P14">K-Nearest Neighbors</text:p>
      <text:p text:style-name="P22">Pas d’apprentissage</text:p>
      <text:p text:style-name="P22">Prédiction</text:p>
      <text:p text:style-name="P7">KNN fait une prédiction en calculant directement l<text:span text:style-name="T23">a distance euclidienne</text:span> entre le point non classifié et tous les autres points connus, ensuite on choisit un numéro de sélection <text:span text:style-name="T24">impair</text:span> comme K=3 pour récupérer les distances les plus <text:span text:style-name="T23">courtes</text:span> possibles, on prédit ensuite à quelle classe appartient le point non classifié en fonction de la majorité de classe obtenu dans la sélection des 3.</text:p>
      <text:p text:style-name="P22">Note : </text:p>
      <text:p text:style-name="P8">Peu efficace si beaucoup d’input, car chaque input équivaut à une dimension supplémentaire, <text:span text:style-name="T25">ce qui rends alors la formule de calcul de distance très gourmande. O</text:span>n appelle ça « Curse of Dimensionality »</text:p>
      <text:p text:style-name="P8"/>
      <text:p text:style-name="P15">Learning Vector Quantization</text:p>
      <text:p text:style-name="P9">Cet algorithme est comme un réseau de neurones, où un ensemble de Codebook Vector est un network, un seul CodeBook Vector est un neurone, et un X du CodeBook Vector est un weight</text:p>
      <text:p text:style-name="P23">Apprentissage</text:p>
      <text:p text:style-name="P9">Cet algorithme apprends en prenant un nombre fixe de Codebook Vector, <text:span text:style-name="T26">en partageant équitablement les classes existantes, exemple : pour 2 classes, on peut sélectionner 4 Codebook Vector en initialisant 2 Codebook Vector comme classe 1 et les 2 autres comme classe 2. Ensuite on initialise les X des codebook vectors aléatoirement de préférence en sélectionnant des données du training set ou des données similaires.</text:span></text:p>
      <text:p text:style-name="P10">Puis en calculant la distance euclidienne entre le pattern sélectionné et chaque codebook vector, on obtient alors le best matching unit (bmu) qui corresponds a la distance la plus courte obtenu (K = 1)</text:p>
      <text:p text:style-name="P10">Une fois le bmu obtenu on raccourci la distance entre le pattern et le bmu si ils appartiennent à la même classe, sinon on agrandit la distance.</text:p>
      <text:p text:style-name="P10">On fait cet opération pour chaque pattern du training set. Une fois tous les pattern passés on peut réitérer l’opération <text:span text:style-name="T27">un nombre de fois </text:span>en prenant soin de mettre à jour en décrémentant le taux d’apprentissage (alpha)</text:p>
      <text:p text:style-name="P24">Prédiction</text:p>
      <text:p text:style-name="P1"><text:soft-page-break/>Une fois toutes les epoch effectués nous avons donc nos codebook vector orientés, il suffit alors de calculer la distance euclidienne entre le nouvel input et chaque codebook vector et de prédire directement le bmu obtenu</text:p>
      <text:p text:style-name="P23">Note</text:p>
      <text:p text:style-name="P1">Le LVQ souffre du même probleme de dimensionalité que KNN <text:span text:style-name="T28">dû au calcul de la distance euclidienne</text:span></text:p>
      <text:p text:style-name="P1">La différence dépends de la taille du dataset, si le dataset est trop grand, alors passé par chaque instance pour prédir<text:span text:style-name="T29">e</text:span> (KNN) sera tro<text:span text:style-name="T29">p long</text:span></text:p>
      <text:p text:style-name="P1">Tandis que le LVQ apprends du dataset pendant un certain <text:span text:style-name="T30">temps</text:span>, puis peu <text:span text:style-name="T31">ensuite</text:span> prédire très rapidement.</text:p>
      <text:p text:style-name="P1"/>
      <text:p text:style-name="P17">Support Vector Machine (SVM)</text:p>
      <text:p text:style-name="P12">L’algorithm SVM est implémenté en utilisant un kernel</text:p>
      <text:p text:style-name="P16">Polynomial Kernel - ?</text:p>
      <text:p text:style-name="P32"><text:span text:style-name="T4">Cet algortihme permet une séparation non linéaire en utilisant l’espace en 3D, </text:span><text:span text:style-name="T5"><text:s/><text:tab/></text:span><text:span text:style-name="T4"> </text:span><text:span text:style-name="T6">pour cela on utilise une formule </text:span><text:span text:style-name="T8"><text:s/></text:span><text:span text:style-name="T32">z1,z2,z3 = x1</text:span><text:span text:style-name="T33">²</text:span><text:span text:style-name="T32"> , <text:s/>SQRT(2)x,x2 , </text:span><text:span text:style-name="T33">x2² <text:s/></text:span><text:span text:style-name="T32"><text:s/></text:span><text:span text:style-name="T6">permettant de convertir des coordonnées en 2 dimensions (x,y) en coordonnées en 3 dimension (x,y,z)</text:span></text:p>
      <text:p text:style-name="P33"><text:span text:style-name="T8">V</text:span><text:span text:style-name="T7">idéo Demo </text:span><text:span text:style-name="T3">: </text:span><text:span text:style-name="T7">SVM_Polynomial_Kernel</text:span></text:p>
      <text:p text:style-name="P25">Apprentissage</text:p>
      <text:p text:style-name="P11">Une fois qu’on obtient ses coordonnées, on peut utiliser une technique de<text:span text:style-name="T11"> gradient descent multivariate</text:span> par exemple</text:p>
      <text:p text:style-name="P25">Prédiction</text:p>
      <text:p text:style-name="P11">Il suffit alors d’appliquer les nouveaux coefficients aux nouvelles input et prédire la classe en fonction de la valeur obtenu </text:p>
      <text:p text:style-name="P11"/>
      <text:p text:style-name="P18">Back Propagation – Classification</text:p>
      <text:p text:style-name="P13">La description restera simplifié, pour plus de détails, voir le spreadsheet back_propagation.ods</text:p>
      <text:p text:style-name="P26">Apprentissage</text:p>
      <text:p text:style-name="P13">L’apprentissage se fait en 3 étapes : </text:p>
      <text:p text:style-name="P13">- Forward Propagate, où on parcours les neurones de couches en couches pour initaliser les outputs au fur et à mesure et transmettre ces outputs calculés à partirs des poids, en tant qu’input pour la couche suivante</text:p>
      <text:p text:style-name="P13">- Back Propagate, où on parcours cette fois ci les neurones de couches en couches mais dans le sens inverse, à partir des outputs initialisés on calcule l’erreur pour chaque neurones grâce à une fonction dérivative, on initialise les erreurs</text:p>
      <text:p text:style-name="P13">- Update Weights, on a maintenant nos 2 élements, outputs et delta qui sont initialisés pour chaque neurones du réseau. On update donc chaque weights à l’aide du gradient descent</text:p>
      <text:p text:style-name="P26"><text:soft-page-break/>Prédiction</text:p>
      <text:p text:style-name="P13">La prédiction est maintenant très simple, il suffit simplement de forward propagate une seule fois pour chaque row et de récupérer la valeur de la classe qui a obtenu le grand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46:45.050060283</meta:creation-date>
    <dc:date>2018-02-03T14:57:46.141710921</dc:date>
    <meta:editing-duration>PT10M58S</meta:editing-duration>
    <meta:editing-cycles>3</meta:editing-cycles>
    <meta:generator>LibreOffice/5.1.6.2$Linux_X86_64 LibreOffice_project/10m0$Build-2</meta:generator>
    <meta:document-statistic meta:table-count="0" meta:image-count="0" meta:object-count="0" meta:page-count="4" meta:paragraph-count="60" meta:word-count="1016" meta:character-count="6209" meta:non-whitespace-character-count="5242"/>
  </office:meta>
</office:document-meta>
</file>